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3_09-48-30_000.jpg</text:p>
          </table:table-cell>
          <table:table-cell table:style-name="ce22" office:value-type="string">
            <text:p>:m other / 記録　文書 / sputnik;Loud&amp;Clear / 伝えたいことを書き出した</text:p>
          </table:table-cell>
          <table:table-cell table:style-name="ce2"/>
          <table:table-cell table:style-name="ce2"/>
          <table:table-cell table:style-name="ce2" office:value-type="string">
            <text:p>N-35-35-28.463745 E-139-34-48.995361</text:p>
          </table:table-cell>
          <table:table-cell table:style-name="ce32" table:formula="of:=IF([.E2]=&quot;&quot;;[.C2];CONCATENATE([.C2];&quot; / &quot;;[.E2]))" office:value-type="string" office:string-value=":m other / 記録　文書 / sputnik;Loud&amp;Clear / 伝えたいことを書き出した">
            <text:p>:m other / 記録　文書 / sputnik;Loud&amp;Clear / 伝えたいことを書き出した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3_09-50-47_000.jpg</text:p>
          </table:table-cell>
          <table:table-cell table:style-name="ce22" office:value-type="string">
            <text:p>:m 1*1 RES / free / res-id=AFFN / theme=logic</text:p>
          </table:table-cell>
          <table:table-cell table:style-name="ce2"/>
          <table:table-cell table:style-name="ce2"/>
          <table:table-cell table:style-name="ce2" office:value-type="string">
            <text:p>N-35-35-28.559875 E-139-34-49.434814</text:p>
          </table:table-cell>
          <table:table-cell table:style-name="ce32" table:formula="of:=IF([.E3]=&quot;&quot;;[.C3];CONCATENATE([.C3];&quot; / &quot;;[.E3]))" office:value-type="string" office:string-value=":m 1*1 RES / free / res-id=AFFN / theme=logic">
            <text:p>:m 1*1 RES / free / res-id=AFFN / theme=logic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3_10-09-13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3_13-33-01_000.jpg</text:p>
          </table:table-cell>
          <table:table-cell table:style-name="ce19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559875 E-139-34-49.489746</text:p>
          </table:table-cell>
          <table:table-cell table:style-name="ce32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3_17-38-30_000.jpg</text:p>
          </table:table-cell>
          <table:table-cell table:style-name="ce22" office:value-type="string">
            <text:p>:m RES 1-2*2 / free# JVEMV6 37#21.4_23 / 37. miscs of miscs / 21. math&amp;physics / 4. knot-theory / N+,Q-6,Q-7,LETS-1</text:p>
          </table:table-cell>
          <table:table-cell table:style-name="ce15"/>
          <table:table-cell table:style-name="ce2"/>
          <table:table-cell table:style-name="ce2" office:value-type="string">
            <text:p>N-35-35-28.504943 E-139-34-49.105224</text:p>
          </table:table-cell>
          <table:table-cell table:style-name="ce32" table:formula="of:=IF([.E6]=&quot;&quot;;[.C6];CONCATENATE([.C6];&quot; / &quot;;[.E6]))" office:value-type="string" office:string-value=":m RES 1-2*2 / free# JVEMV6 37#21.4_23 / 37. miscs of miscs / 21. math&amp;physics / 4. knot-theory / N+,Q-6,Q-7,LETS-1">
            <text:p>:m RES 1-2*2 / free# JVEMV6 37#21.4_23 / 37. miscs of miscs / 21. math&amp;physics / 4. knot-theory / N+,Q-6,Q-7,LETS-1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3_17-49-52_000.jpg</text:p>
          </table:table-cell>
          <table:table-cell table:style-name="ce22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2" table:formula="of:=IF([.E7]=&quot;&quot;;[.C7];CONCATENATE([.C7];&quot; / &quot;;[.E7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3_19-13-03_000.jpg</text:p>
          </table:table-cell>
          <table:table-cell table:style-name="ce15" office:value-type="string">
            <text:p>:m music / log / kb / || s.1:genr=f-N,key=Em,chor=Em;G,RH=melody,LH=grip,R=1</text:p>
          </table:table-cell>
          <table:table-cell table:style-name="ce14"/>
          <table:table-cell table:style-name="ce2"/>
          <table:table-cell table:style-name="ce2" office:value-type="string">
            <text:p>N-35-35-28.559875 E-139-34-49.160156</text:p>
          </table:table-cell>
          <table:table-cell table:style-name="ce32" table:formula="of:=IF([.E8]=&quot;&quot;;[.C8];CONCATENATE([.C8];&quot; / &quot;;[.E8]))" office:value-type="string" office:string-value=":m music / log / kb / || s.1:genr=f-N,key=Em,chor=Em;G,RH=melody,LH=grip,R=1">
            <text:p>:m music / log / kb / || s.1:genr=f-N,key=Em,chor=Em;G,RH=melody,LH=grip,R=1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3_20-58-33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518676 E-139-34-48.940429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3_23-06-05_000.jpg</text:p>
          </table:table-cell>
          <table:table-cell table:style-name="ce16" office:value-type="string">
            <text:p>:PHOTO 記録 / @自室　/ 身体；右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10]=&quot;&quot;;[.C10];CONCATENATE([.C10];&quot; / &quot;;[.E10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3_23-06-13_000.jpg</text:p>
          </table:table-cell>
          <table:table-cell table:style-name="ce16" office:value-type="string">
            <text:p>:PHOTO 記録 / @自室　/ 身体；左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11]=&quot;&quot;;[.C11];CONCATENATE([.C11];&quot; / &quot;;[.E11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3_23-06-31_000.jpg</text:p>
          </table:table-cell>
          <table:table-cell table:style-name="ce14" office:value-type="string">
            <text:p>:m 記録 / 身体 / 右脚；脛 / 様子 / 一部が凹んでいる；もしくは、膨らんでいる / time=風呂出たあと</text:p>
          </table:table-cell>
          <table:table-cell table:style-name="ce1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2" table:formula="of:=IF([.E12]=&quot;&quot;;[.C12];CONCATENATE([.C12];&quot; / &quot;;[.E12]))" office:value-type="string" office:string-value=":m 記録 / 身体 / 右脚；脛 / 様子 / 一部が凹んでいる；もしくは、膨らんでいる / time=風呂出たあと">
            <text:p>:m 記録 / 身体 / 右脚；脛 / 様子 / 一部が凹んでいる；もしくは、膨らんでいる / time=風呂出たあと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3_23-52-39_000.jpg</text:p>
          </table:table-cell>
          <table:table-cell table:style-name="ce14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73608 E-139-34-49.489746</text:p>
          </table:table-cell>
          <table:table-cell table:style-name="ce32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4_00-14-08_000.jpg</text:p>
          </table:table-cell>
          <table:table-cell table:style-name="ce22" office:value-type="string">
            <text:p>:m 記録 / お酒</text:p>
          </table:table-cell>
          <table:table-cell table:style-name="ce14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2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24_01-01-44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/>
          <table:table-cell table:style-name="ce32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4_07-35-54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2"/>
          <table:table-cell table:style-name="ce2" office:value-type="string">
            <text:p>N-35-35-28.0 E-139-34-49.0</text:p>
          </table:table-cell>
          <table:table-cell table:style-name="ce32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4_07-37-38_000.jpg</text:p>
          </table:table-cell>
          <table:table-cell table:style-name="ce16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2"/>
          <table:table-cell table:style-name="ce2" office:value-type="string">
            <text:p>N-35-35-29.260253 E-139-34-49.764404</text:p>
          </table:table-cell>
          <table:table-cell table:style-name="ce32" table:formula="of:=IF([.E17]=&quot;&quot;;[.C17];CONCATENATE([.C17];&quot; / &quot;;[.E1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24_08-11-00_000.jpg</text:p>
          </table:table-cell>
          <table:table-cell table:style-name="ce14" office:value-type="string">
            <text:p>:m 記録 / 身体 / 右脚；脛 / 様子 / 一部が凹んでいる；もしくは、膨らんでいる / time=朝；ダンス前</text:p>
          </table:table-cell>
          <table:table-cell table:style-name="ce19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2" table:formula="of:=IF([.E18]=&quot;&quot;;[.C18];CONCATENATE([.C18];&quot; / &quot;;[.E18]))" office:value-type="string" office:string-value=":m 記録 / 身体 / 右脚；脛 / 様子 / 一部が凹んでいる；もしくは、膨らんでいる / time=朝；ダンス前">
            <text:p>:m 記録 / 身体 / 右脚；脛 / 様子 / 一部が凹んでいる；もしくは、膨らんでいる / time=朝；ダンス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24_08-11-19_000.jpg</text:p>
          </table:table-cell>
          <table:table-cell table:style-name="ce14" office:value-type="string">
            <text:p>:m 記録 / 身体 / 右脚；脛 / 様子 / 一部が凹んでいる；もしくは、膨らんでいる / time=朝；ダンス前</text:p>
          </table:table-cell>
          <table:table-cell table:style-name="ce16"/>
          <table:table-cell table:style-name="ce2"/>
          <table:table-cell table:style-name="ce2" office:value-type="string">
            <text:p>N-35-35-28.587341 E-139-34-49.379882</text:p>
          </table:table-cell>
          <table:table-cell table:style-name="ce32" table:formula="of:=IF([.E19]=&quot;&quot;;[.C19];CONCATENATE([.C19];&quot; / &quot;;[.E19]))" office:value-type="string" office:string-value=":m 記録 / 身体 / 右脚；脛 / 様子 / 一部が凹んでいる；もしくは、膨らんでいる / time=朝；ダンス前">
            <text:p>:m 記録 / 身体 / 右脚；脛 / 様子 / 一部が凹んでいる；もしくは、膨らんでいる / time=朝；ダンス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23_18-51-23_000.mp4</text:p>
          </table:table-cell>
          <table:table-cell table:style-name="ce5" office:value-type="string">
            <text:p>:VIDEO / @自宅 / メモ / kb,keyboard / 演奏、play / k-2020-0723-1 / genr=f-N,key=Em,chor=Em;G,RH=melody,LH=grip,R=1</text:p>
          </table:table-cell>
          <table:table-cell table:style-name="ce14"/>
          <table:table-cell table:style-name="ce2"/>
          <table:table-cell table:style-name="ce2"/>
          <table:table-cell table:style-name="ce32" table:formula="of:=IF([.E20]=&quot;&quot;;[.C20];CONCATENATE([.C20];&quot; / &quot;;[.E20]))" office:value-type="string" office:string-value=":VIDEO / @自宅 / メモ / kb,keyboard / 演奏、play / k-2020-0723-1 / genr=f-N,key=Em,chor=Em;G,RH=melody,LH=grip,R=1">
            <text:p>:VIDEO / @自宅 / メモ / kb,keyboard / 演奏、play / k-2020-0723-1 / genr=f-N,key=Em,chor=Em;G,RH=melody,LH=grip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4_08-33-58_000.mp4</text:p>
          </table:table-cell>
          <table:table-cell table:style-name="ce5" office:value-type="string">
            <text:p>:VIDEO / @自宅 / 体操 / hip-hopダンス、ヒップホップ / h-2020-0724-1 / id=22 / original-choreo-1</text:p>
          </table:table-cell>
          <table:table-cell table:style-name="ce15"/>
          <table:table-cell table:style-name="ce2"/>
          <table:table-cell table:style-name="ce2"/>
          <table:table-cell table:style-name="ce32" table:formula="of:=IF([.E21]=&quot;&quot;;[.C21];CONCATENATE([.C21];&quot; / &quot;;[.E21]))" office:value-type="string" office:string-value=":VIDEO / @自宅 / 体操 / hip-hopダンス、ヒップホップ / h-2020-0724-1 / id=22 / original-choreo-1">
            <text:p>:VIDEO / @自宅 / 体操 / hip-hopダンス、ヒップホップ / h-2020-0724-1 / id=22 / original-choreo-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3"/>
          <table:table-cell table:style-name="ce2"/>
          <table:table-cell table:style-name="ce2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23"/>
          <table:table-cell table:style-name="ce2"/>
          <table:table-cell table:style-name="ce2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2020/07/24</text:date>, <text:time>09:43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4T09:43:35.95</dc:date>
    <dc:creator>iwabuchi ken</dc:creator>
    <meta:editing-duration>P23DT5H6M</meta:editing-duration>
    <meta:editing-cycles>9005</meta:editing-cycles>
    <meta:document-statistic meta:table-count="1" meta:cell-count="467" meta:object-count="0"/>
  </office:meta>
</office:document-meta>
</file>